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000000600439E67AB7ED6BCD5.png" manifest:media-type="image/png"/>
  <manifest:file-entry manifest:full-path="Pictures/100002010000060000000600A67B6417EAB61FE5.png" manifest:media-type="image/png"/>
  <manifest:file-entry manifest:full-path="Pictures/1000020100000600000006009E7C9F9035843516.png" manifest:media-type="image/png"/>
  <manifest:file-entry manifest:full-path="Pictures/100002010000060000000600F1A2D3E72C1593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138in" svg:y="0.052in" svg:width="6.0972in" svg:height="6.0972in" draw:z-index="0"><draw:image xlink:href="Pictures/1000020100000600000006009E7C9F903584351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" text:anchor-type="paragraph" svg:width="6.9252in" svg:height="6.9252in" draw:z-index="1"><draw:image xlink:href="Pictures/100002010000060000000600F1A2D3E72C15935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paragraph" svg:width="6.9252in" svg:height="6.9252in" draw:z-index="2"><draw:image xlink:href="Pictures/100002010000060000000600A67B6417EAB61FE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4" text:anchor-type="paragraph" svg:width="6.9252in" svg:height="6.9252in" draw:z-index="3"><draw:image xlink:href="Pictures/100002010000060000000600439E67AB7ED6BCD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28:46.351337073</meta:creation-date>
    <dc:date>2017-10-17T15:18:20.642685319</dc:date>
    <meta:editing-duration>PT11M25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5.4.2.2.0$Linux_X86_64 LibreOffice_project/40m0$Build-2</meta:generator>
  </office:meta>
</office:document-meta>
</file>